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3.091cm"/>
    </style:style>
    <style:style style:name="gr3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2.84cm"/>
    </style:style>
    <style:style style:name="gr4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3.564cm"/>
    </style:style>
    <style:style style:name="gr5" style:family="graphic" style:parent-style-name="standard">
      <style:graphic-properties svg:stroke-color="#afd095" draw:fill-color="#dde8cb" draw:textarea-horizontal-align="justify" draw:textarea-vertical-align="middle" draw:auto-grow-height="false" fo:min-height="4.441cm" fo:min-width="3.564cm"/>
    </style:style>
    <style:style style:name="gr6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2.837cm"/>
    </style:style>
    <style:style style:name="gr7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072cm"/>
    </style:style>
    <style:style style:name="gr8" style:family="graphic" style:parent-style-name="objectwithoutfill">
      <style:graphic-properties draw:marker-start="Arrow" draw:marker-end="" draw:fill="solid" draw:textarea-vertical-align="middle"/>
    </style:style>
    <style:style style:name="gr9" style:family="graphic" style:parent-style-name="objectwithoutfill">
      <style:graphic-properties draw:marker-end="Arrow" draw:fill="solid" draw:textarea-vertical-align="middle"/>
    </style:style>
    <style:style style:name="gr10" style:family="graphic" style:parent-style-name="standard">
      <style:graphic-properties svg:stroke-color="#afd095" draw:fill-color="#dde8cb" draw:textarea-horizontal-align="justify" draw:textarea-vertical-align="middle" draw:auto-grow-height="false" fo:min-height="2.655cm" fo:min-width="4.662cm"/>
    </style:style>
    <style:style style:name="gr11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3.945cm"/>
    </style:style>
    <style:style style:name="gr12" style:family="graphic" style:parent-style-name="standard">
      <style:graphic-properties svg:stroke-color="#afd095" draw:fill-color="#dde8cb" draw:textarea-horizontal-align="justify" draw:textarea-vertical-align="middle" draw:auto-grow-height="false" fo:min-height="3.29cm" fo:min-width="4.326cm"/>
    </style:style>
    <style:style style:name="gr13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707cm"/>
    </style:style>
    <style:style style:name="gr14" style:family="graphic" style:parent-style-name="objectwithoutfill">
      <style:graphic-properties draw:marker-end="Arrow" draw:marker-end-width="0.3cm" svg:stroke-opacity="100%" draw:fill="solid" draw:textarea-vertical-align="middle"/>
    </style:style>
    <style:style style:name="gr15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961cm"/>
    </style:style>
    <style:style style:name="gr16" style:family="graphic" style:parent-style-name="standard">
      <style:graphic-properties svg:stroke-color="#afd095" draw:fill-color="#dde8cb" draw:textarea-horizontal-align="justify" draw:textarea-vertical-align="middle" draw:auto-grow-height="false" fo:min-height="2.925cm" fo:min-width="3.564cm"/>
    </style:style>
    <style:style style:name="gr17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3.564cm"/>
    </style:style>
    <style:style style:name="gr18" style:family="graphic" style:parent-style-name="standard">
      <style:graphic-properties svg:stroke-color="#e8f2a1" draw:fill-color="#f6f9d4" draw:textarea-horizontal-align="justify" draw:textarea-vertical-align="middle" draw:auto-grow-height="false" fo:min-height="1.097cm" fo:min-width="1.75cm"/>
    </style:style>
    <style:style style:name="gr19" style:family="graphic" style:parent-style-name="standard">
      <style:graphic-properties svg:stroke-color="#e8f2a1" draw:fill-color="#f6f9d4" draw:textarea-horizontal-align="justify" draw:textarea-vertical-align="middle" draw:auto-grow-height="false" fo:min-height="1.188cm" fo:min-width="1.75cm"/>
    </style:style>
    <style:style style:name="gr20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3.695cm"/>
    </style:style>
    <style:style style:name="gr21" style:family="graphic" style:parent-style-name="standard">
      <style:graphic-properties svg:stroke-color="#afd095" draw:fill-color="#dde8cb" draw:textarea-horizontal-align="justify" draw:textarea-vertical-align="middle" draw:auto-grow-height="false" fo:min-height="2.655cm" fo:min-width="3.564cm"/>
    </style:style>
    <style:style style:name="gr22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5.215cm"/>
    </style:style>
    <style:style style:name="gr23" style:family="graphic" style:parent-style-name="standard">
      <style:graphic-properties svg:stroke-color="#ffe994" draw:fill-color="#fff5ce" draw:textarea-horizontal-align="justify" draw:textarea-vertical-align="middle" draw:auto-grow-height="false" fo:min-height="2.242cm" fo:min-width="2.802cm"/>
    </style:style>
    <style:style style:name="gr24" style:family="graphic" style:parent-style-name="standard">
      <style:graphic-properties svg:stroke-color="#ffe994" draw:fill-color="#fff5ce" draw:textarea-horizontal-align="justify" draw:textarea-vertical-align="middle" draw:auto-grow-height="false" fo:min-height="2.29cm" fo:min-width="2.802cm"/>
    </style:style>
    <style:style style:name="gr25" style:family="graphic" style:parent-style-name="standard">
      <style:graphic-properties svg:stroke-color="#ffe994" draw:fill-color="#fff5ce" draw:textarea-horizontal-align="justify" draw:textarea-vertical-align="middle" draw:auto-grow-height="false" fo:min-height="2.798cm" fo:min-width="2.802cm"/>
    </style:style>
    <style:style style:name="gr26" style:family="graphic" style:parent-style-name="standard">
      <style:graphic-properties svg:stroke-color="#afd095" draw:fill-color="#dde8cb" draw:textarea-horizontal-align="justify" draw:textarea-vertical-align="middle" draw:auto-grow-height="false" fo:min-height="1.655cm" fo:min-width="4.326cm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0.512cm" fo:min-width="2.167cm"/>
    </style:style>
    <style:style style:name="gr28" style:family="graphic" style:parent-style-name="standard">
      <style:graphic-properties svg:stroke-color="#afd095" draw:fill-color="#dde8cb" draw:textarea-horizontal-align="justify" draw:textarea-vertical-align="middle" draw:auto-grow-height="false" fo:min-height="1.78cm" fo:min-width="3.564cm"/>
    </style:style>
    <style:style style:name="gr29" style:family="graphic" style:parent-style-name="standard">
      <style:graphic-properties svg:stroke-color="#afd095" draw:fill-color="#dde8cb" draw:textarea-horizontal-align="justify" draw:textarea-vertical-align="middle" draw:auto-grow-height="false" fo:min-height="3.341cm" fo:min-width="3.564cm"/>
    </style:style>
    <style:style style:name="gr30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4.342cm"/>
    </style:style>
    <style:style style:name="gr31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5.104cm"/>
    </style:style>
    <style:style style:name="gr32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5.61cm"/>
    </style:style>
    <style:style style:name="gr33" style:family="graphic" style:parent-style-name="standard">
      <style:graphic-properties svg:stroke-color="#afd095" draw:fill-color="#dde8cb" draw:textarea-horizontal-align="justify" draw:textarea-vertical-align="middle" draw:auto-grow-height="false" fo:min-height="4.068cm" fo:min-width="2.802cm"/>
    </style:style>
    <style:style style:name="gr34" style:family="graphic" style:parent-style-name="standard">
      <style:graphic-properties svg:stroke-color="#afd095" draw:fill-color="#dde8cb" draw:textarea-horizontal-align="justify" draw:textarea-vertical-align="middle" draw:auto-grow-height="false" fo:min-height="4.576cm" fo:min-width="3.357cm"/>
    </style:style>
    <style:style style:name="gr35" style:family="graphic" style:parent-style-name="standard">
      <style:graphic-properties svg:stroke-color="#afd095" draw:fill-color="#dde8cb" draw:textarea-horizontal-align="justify" draw:textarea-vertical-align="middle" draw:auto-grow-height="false" fo:min-height="2.752cm" fo:min-width="2.802cm"/>
    </style:style>
    <style:style style:name="gr36" style:family="graphic" style:parent-style-name="standard">
      <style:graphic-properties svg:stroke-color="#cccccc" draw:fill-color="#eeeeee" draw:textarea-horizontal-align="justify" draw:textarea-vertical-align="middle" draw:auto-grow-height="false" fo:min-height="5.783cm" fo:min-width="3.811cm"/>
    </style:style>
    <style:style style:name="gr37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3.168cm" fo:min-width="3.894cm"/>
    </style:style>
    <style:style style:name="gr38" style:family="graphic" style:parent-style-name="standard">
      <style:graphic-properties svg:stroke-color="#ffe994" draw:fill-color="#fff5ce" draw:textarea-horizontal-align="justify" draw:textarea-vertical-align="middle" draw:auto-grow-height="false" fo:min-height="2.163cm" fo:min-width="5.279cm"/>
    </style:style>
    <style:style style:name="gr39" style:family="graphic" style:parent-style-name="standard">
      <style:graphic-properties svg:stroke-color="#ffe994" draw:fill-color="#fff5ce" draw:textarea-horizontal-align="justify" draw:textarea-vertical-align="middle" draw:auto-grow-height="false" fo:min-height="2.471cm" fo:min-width="5.279cm"/>
    </style:style>
    <style:style style:name="gr40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036cm" fo:min-width="4.453cm"/>
    </style:style>
    <style:style style:name="gr41" style:family="graphic" style:parent-style-name="standard">
      <style:graphic-properties svg:stroke-color="#e8f2a1" draw:fill-color="#f6f9d4" draw:textarea-horizontal-align="justify" draw:textarea-vertical-align="middle" draw:auto-grow-height="false" fo:min-height="1.726cm" fo:min-width="2.29cm"/>
    </style:style>
    <style:style style:name="gr42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163cm" fo:min-width="4.453cm"/>
    </style:style>
    <style:style style:name="gr43" style:family="graphic" style:parent-style-name="standard">
      <style:graphic-properties svg:stroke-color="#b4c7dc" draw:fill-color="#dee6ef" draw:textarea-horizontal-align="justify" draw:textarea-vertical-align="middle" draw:auto-grow-height="false" fo:min-height="1.82cm" fo:min-width="4.331cm"/>
    </style:style>
    <style:style style:name="gr44" style:family="graphic" style:parent-style-name="standard">
      <style:graphic-properties svg:stroke-color="#afd095" draw:fill-color="#dde8cb" draw:textarea-horizontal-align="justify" draw:textarea-vertical-align="middle" draw:auto-grow-height="false" fo:min-height="2.163cm" fo:min-width="3.564cm"/>
    </style:style>
    <style:style style:name="gr45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933cm" fo:min-width="3.945cm"/>
    </style:style>
    <style:style style:name="gr46" style:family="graphic" style:parent-style-name="standard">
      <style:graphic-properties svg:stroke-color="#afd095" draw:fill-color="#dde8cb" draw:textarea-horizontal-align="justify" draw:textarea-vertical-align="middle" draw:auto-grow-height="false" fo:min-height="3.303cm" fo:min-width="3.456cm"/>
    </style:style>
    <style:style style:name="gr47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163cm" fo:min-width="3.564cm"/>
    </style:style>
    <style:style style:name="gr48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998cm"/>
    </style:style>
    <style:style style:name="gr49" style:family="graphic" style:parent-style-name="standard">
      <style:graphic-properties svg:stroke-color="#e8f2a1" draw:fill-color="#f6f9d4" draw:textarea-horizontal-align="justify" draw:textarea-vertical-align="middle" draw:auto-grow-height="false" fo:min-height="0.852cm" fo:min-width="2.133cm"/>
    </style:style>
    <style:style style:name="gr50" style:family="graphic" style:parent-style-name="objectwithoutfill">
      <style:graphic-properties draw:marker-end="" draw:marker-end-width="0.3cm" draw:fill="solid" draw:textarea-vertical-align="middle"/>
    </style:style>
    <style:style style:name="gr51" style:family="graphic" style:parent-style-name="standard">
      <style:graphic-properties svg:stroke-color="#afd095" draw:fill-color="#dde8cb" draw:textarea-horizontal-align="justify" draw:textarea-vertical-align="middle" draw:auto-grow-height="false" fo:min-height="4.195cm" fo:min-width="2.89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7d1d5"/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-color="#dde8cb"/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-color="#dee6ef"/>
      <style:paragraph-properties fo:text-align="start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f6f9d4"/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-color="#fff5ce"/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eeeeee"/>
      <style:paragraph-properties fo:text-align="start"/>
      <style:text-properties fo:font-size="10pt" style:font-size-asian="10pt" style:font-size-complex="10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dde8cb"/>
      <style:paragraph-properties fo:margin-left="0cm" fo:margin-right="0cm" fo:text-align="start" fo:text-indent="0cm"/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P14" style:family="paragraph">
      <loext:graphic-properties draw:fill-color="#dde8cb"/>
      <style:paragraph-properties fo:margin-left="0cm" fo:margin-right="0cm" fo:margin-top="0cm" fo:margin-bottom="0cm" fo:line-height="100%" fo:text-align="start" fo:text-indent="0cm"/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P15" style:family="paragraph">
      <loext:graphic-properties draw:fill-color="#dde8cb"/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JP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T7" style:family="text">
      <style:text-properties style:font-name="Liberation Sans" fo:font-size="9pt" style:letter-kerning="true" style:font-name-asian="Noto Sans CJK JP Regular" style:font-size-asian="9pt" style:font-name-complex="FreeSans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5.357cm" svg:y1="19.288cm" svg:x2="38.211cm" svg:y2="19.357cm" draw:start-shape="id1" draw:start-glue-point="1" draw:end-shape="id2" draw:end-glue-point="3" svg:d="M25357 19288l12854 69" svg:viewBox="0 0 12855 70">
          <text:p/>
        </draw:connector>
        <draw:connector draw:style-name="gr1" draw:text-style-name="P1" draw:layer="layout" draw:type="line" svg:x1="23.433cm" svg:y1="12.584cm" svg:x2="38.211cm" svg:y2="19.357cm" draw:start-shape="id3" draw:start-glue-point="2" draw:end-shape="id2" draw:end-glue-point="3" svg:d="M23433 12584l14778 6773" svg:viewBox="0 0 14779 6774">
          <text:p/>
        </draw:connector>
        <draw:connector draw:style-name="gr1" draw:text-style-name="P1" draw:layer="layout" draw:type="line" svg:x1="32.724cm" svg:y1="12.589cm" svg:x2="17.244cm" svg:y2="33.09cm" draw:start-shape="id4" draw:start-glue-point="2" draw:end-shape="id5" draw:end-glue-point="0" svg:d="M32724 12589l-15480 20501" svg:viewBox="0 0 15481 20502">
          <text:p/>
        </draw:connector>
        <draw:connector draw:style-name="gr1" draw:text-style-name="P1" draw:layer="layout" draw:type="line" svg:x1="32.597cm" svg:y1="21.312cm" svg:x2="17.244cm" svg:y2="33.09cm" draw:start-shape="id6" draw:start-glue-point="2" draw:end-shape="id5" draw:end-glue-point="0" svg:d="M32597 21312l-15353 11778" svg:viewBox="0 0 15354 11779">
          <text:p/>
        </draw:connector>
        <draw:connector draw:style-name="gr1" draw:text-style-name="P1" draw:layer="layout" draw:type="line" svg:x1="18.78cm" svg:y1="16.524cm" svg:x2="17.244cm" svg:y2="33.09cm" draw:start-shape="id7" draw:start-glue-point="2" draw:end-shape="id5" draw:end-glue-point="0" svg:d="M18780 16524l-1536 16566" svg:viewBox="0 0 1537 16567">
          <text:p/>
        </draw:connector>
        <draw:custom-shape draw:style-name="gr2" draw:text-style-name="P3" xml:id="id4" draw:id="id4" draw:layer="layout" svg:width="3.591cm" svg:height="4.064cm" svg:x="30.929cm" svg:y="8.525cm">
          <text:p text:style-name="P2"><text:span text:style-name="T1">organizations</text:span></text:p>
          <text:p text:style-name="P2"><text:span text:style-name="T1">---</text:span></text:p>
          <text:p text:style-name="P2"><text:span text:style-name="T1">GND</text:span></text:p>
          <text:p text:style-name="P2"><text:span text:style-name="T1">description</text:span></text:p>
          <text:p text:style-name="P2"><text:span text:style-name="T1">founding_year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34cm" svg:height="4.064cm" svg:x="22.017cm" svg:y="17.256cm">
          <text:p text:style-name="P2"><text:span text:style-name="T1">objects</text:span></text:p>
          <text:p text:style-name="P2"><text:span text:style-name="T1">---</text:span></text:p>
          <text:p text:style-name="P2"><text:span text:style-name="T1">GND</text:span></text:p>
          <text:p text:style-name="P2"><text:span text:style-name="T1">title</text:span></text:p>
          <text:p text:style-name="P2"><text:span text:style-name="T1">description</text:span></text:p>
          <text:p text:style-name="P2"><text:span text:style-name="T1">image_path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.064cm" svg:height="4.064cm" svg:x="21.401cm" svg:y="8.52cm">
          <text:p text:style-name="P2"><text:span text:style-name="T1">people</text:span></text:p>
          <text:p text:style-name="P2"><text:span text:style-name="T1">---</text:span></text:p>
          <text:p text:style-name="P2"><text:span text:style-name="T1">GND</text:span></text:p>
          <text:p text:style-name="P2"><text:span text:style-name="T1">birth_day</text:span></text:p>
          <text:p text:style-name="P2"><text:span text:style-name="T1">death_da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1" draw:id="id31" draw:layer="layout" svg:width="4.064cm" svg:height="4.691cm" svg:x="20.431cm" svg:y="1.508cm">
          <text:p text:style-name="P2"><text:span text:style-name="T1">names</text:span></text:p>
          <text:p text:style-name="P2"><text:span text:style-name="T1">---</text:span></text:p>
          <text:p text:style-name="P2"><text:span text:style-name="T1">poeple_id</text:span></text:p>
          <text:p text:style-name="P2"><text:span text:style-name="T1">organization_id</text:span></text:p>
          <text:p text:style-name="P2"><text:span text:style-name="T1">firstname</text:span></text:p>
          <text:p text:style-name="P2"><text:span text:style-name="T1">name</text:span></text:p>
          <text:p text:style-name="P2"><text:span text:style-name="T1">title</text:span></text:p>
          <text:p text:style-name="P2"><text:span text:style-name="T1">addi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3.337cm" svg:height="4.064cm" svg:x="30.929cm" svg:y="17.248cm">
          <text:p text:style-name="P2"><text:span text:style-name="T1">collections</text:span></text:p>
          <text:p text:style-name="P2"><text:span text:style-name="T1">---</text:span></text:p>
          <text:p text:style-name="P2"><text:span text:style-name="T1">GND</text:span></text:p>
          <text:p text:style-name="P5"><text:span text:style-name="T1">date_start</text:span></text:p>
          <text:p text:style-name="P2"><text:span text:style-name="T1">date_end</text:span></text:p>
          <text:p text:style-name="P2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8" draw:id="id8" draw:layer="layout" svg:width="4.572cm" svg:height="1.27cm" svg:x="16.494cm" svg:y="13.254cm">
          <text:p text:style-name="P2"><text:span text:style-name="T1">objects_to_peopl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23.433cm" svg:y1="12.584cm" svg:x2="21.066cm" svg:y2="13.889cm" draw:start-shape="id3" draw:start-glue-point="2" draw:end-shape="id8" draw:end-glue-point="1" svg:d="M23433 12584l-2367 1305" svg:viewBox="0 0 2368 1306">
          <text:p/>
        </draw:connector>
        <draw:connector draw:style-name="gr9" draw:text-style-name="P1" draw:layer="layout" draw:type="line" svg:x1="21.066cm" svg:y1="13.889cm" svg:x2="23.687cm" svg:y2="17.256cm" draw:start-shape="id8" draw:start-glue-point="1" draw:end-shape="id1" draw:end-glue-point="0" svg:d="M21066 13889l2621 3367" svg:viewBox="0 0 2622 3368">
          <text:p/>
        </draw:connector>
        <draw:custom-shape draw:style-name="gr10" draw:text-style-name="P4" xml:id="id13" draw:id="id13" draw:layer="layout" svg:width="5.162cm" svg:height="2.905cm" svg:x="23.905cm" svg:y="37.592cm">
          <text:p text:style-name="P2"><text:span text:style-name="T1">place_type</text:span></text:p>
          <text:p text:style-name="P2"><text:span text:style-name="T1">---</text:span></text:p>
          <text:p text:style-name="P2"><text:span text:style-name="T1">name</text:span></text:p>
          <text:p text:style-name="P2"><text:span text:style-name="T1">line1_description</text:span></text:p>
          <text:p text:style-name="P2"><text:span text:style-name="T1">line2_descrip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5" draw:id="id15" draw:layer="layout" svg:width="4.445cm" svg:height="1.27cm" svg:x="21.818cm" svg:y="34.053cm">
          <text:p text:style-name="P2"><text:span text:style-name="T1">objects_to_place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4.826cm" svg:height="3.54cm" svg:x="25.765cm" svg:y="13.154cm">
          <text:p text:style-name="P2"><text:span text:style-name="T1">relationship_types</text:span></text:p>
          <text:p text:style-name="P2"><text:span text:style-name="T1">---</text:span></text:p>
          <text:p text:style-name="P2"><text:span text:style-name="T1">name</text:span></text:p>
          <text:p text:style-name="P2"><text:span text:style-name="T1">is_obj_people_rel</text:span></text:p>
          <text:p text:style-name="P2"><text:span text:style-name="T1">is_people_org_rel</text:span></text:p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1.066cm" svg:y1="13.889cm" svg:x2="25.765cm" svg:y2="14.924cm" draw:start-shape="id8" draw:start-glue-point="1" draw:end-shape="id9" draw:end-glue-point="3" svg:d="M21066 13889l4699 1035" svg:viewBox="0 0 4700 1036">
          <text:p/>
        </draw:connector>
        <draw:custom-shape draw:style-name="gr13" draw:text-style-name="P6" xml:id="id10" draw:id="id10" draw:layer="layout" svg:width="5.207cm" svg:height="1.27cm" svg:x="36.098cm" svg:y="13.889cm">
          <text:p text:style-name="P2"><text:span text:style-name="T1">collections_to_org[..]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36.098cm" svg:y1="14.524cm" svg:x2="30.591cm" svg:y2="14.924cm" draw:start-shape="id10" draw:start-glue-point="3" draw:end-shape="id9" draw:end-glue-point="1" svg:d="M36098 14524l-5507 400" svg:viewBox="0 0 5508 401">
          <text:p/>
        </draw:connector>
        <draw:connector draw:style-name="gr1" draw:text-style-name="P1" draw:layer="layout" draw:type="line" svg:x1="36.098cm" svg:y1="14.524cm" svg:x2="34.266cm" svg:y2="19.28cm" draw:start-shape="id10" draw:start-glue-point="3" draw:end-shape="id6" draw:end-glue-point="1" svg:d="M36098 14524l-1832 4756" svg:viewBox="0 0 1833 4757">
          <text:p/>
        </draw:connector>
        <draw:connector draw:style-name="gr1" draw:text-style-name="P1" draw:layer="layout" draw:type="line" svg:x1="36.098cm" svg:y1="14.524cm" svg:x2="34.52cm" svg:y2="10.557cm" draw:start-shape="id10" draw:start-glue-point="3" draw:end-shape="id4" draw:end-glue-point="1" svg:d="M36098 14524l-1578-3967" svg:viewBox="0 0 1579 3968">
          <text:p/>
        </draw:connector>
        <draw:custom-shape draw:style-name="gr7" draw:text-style-name="P6" xml:id="id11" draw:id="id11" draw:layer="layout" svg:width="4.572cm" svg:height="1.27cm" svg:x="25.857cm" svg:y="3.855cm">
          <text:p text:style-name="P2"><text:span text:style-name="T1">people_to_org[...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line" svg:x1="28.143cm" svg:y1="5.125cm" svg:x2="28.178cm" svg:y2="13.154cm" draw:start-shape="id11" draw:start-glue-point="2" draw:end-shape="id9" draw:end-glue-point="0" svg:d="M28143 5125l35 8029" svg:viewBox="0 0 36 8030">
          <text:p/>
        </draw:connector>
        <draw:connector draw:style-name="gr1" draw:text-style-name="P1" draw:layer="layout" draw:type="line" svg:x1="28.143cm" svg:y1="5.125cm" svg:x2="30.929cm" svg:y2="10.557cm" draw:start-shape="id11" draw:start-glue-point="2" draw:end-shape="id4" draw:end-glue-point="3" svg:d="M28143 5125l2786 5432" svg:viewBox="0 0 2787 5433">
          <text:p/>
        </draw:connector>
        <draw:connector draw:style-name="gr1" draw:text-style-name="P1" draw:layer="layout" draw:type="line" svg:x1="28.143cm" svg:y1="5.125cm" svg:x2="25.465cm" svg:y2="10.552cm" draw:start-shape="id11" draw:start-glue-point="2" draw:end-shape="id3" draw:end-glue-point="1" svg:d="M28143 5125l-2678 5427" svg:viewBox="0 0 2679 5428">
          <text:p/>
        </draw:connector>
        <draw:custom-shape draw:style-name="gr15" draw:text-style-name="P6" xml:id="id12" draw:id="id12" draw:layer="layout" svg:width="5.461cm" svg:height="1.27cm" svg:x="25.538cm" svg:y="22.817cm">
          <text:p text:style-name="P2"><text:span text:style-name="T1">objects_to_collection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8.268cm" svg:y1="22.817cm" svg:x2="23.687cm" svg:y2="21.32cm" draw:start-shape="id12" draw:start-glue-point="0" draw:end-shape="id1" draw:end-glue-point="2" svg:d="M28268 22817l-4581-1497" svg:viewBox="0 0 4582 1498">
          <text:p/>
        </draw:connector>
        <draw:connector draw:style-name="gr1" draw:text-style-name="P1" draw:layer="layout" draw:type="line" svg:x1="28.268cm" svg:y1="22.817cm" svg:x2="32.597cm" svg:y2="21.312cm" draw:start-shape="id12" draw:start-glue-point="0" draw:end-shape="id6" draw:end-glue-point="2" svg:d="M28268 22817l4329-1505" svg:viewBox="0 0 4330 1506">
          <text:p/>
        </draw:connector>
        <draw:connector draw:style-name="gr14" draw:text-style-name="P1" draw:layer="layout" draw:type="line" svg:x1="28.268cm" svg:y1="22.817cm" svg:x2="28.178cm" svg:y2="16.694cm" draw:start-shape="id12" draw:start-glue-point="0" draw:end-shape="id9" draw:end-glue-point="2" svg:d="M28268 22817l-90-6123" svg:viewBox="0 0 91 6124">
          <text:p/>
        </draw:connector>
        <draw:custom-shape draw:style-name="gr15" draw:text-style-name="P6" xml:id="id26" draw:id="id26" draw:layer="layout" svg:width="5.461cm" svg:height="1.27cm" svg:x="32.599cm" svg:y="3.831cm">
          <text:p text:style-name="P2"><text:span text:style-name="T1">people_to_collections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5" draw:id="id5" draw:layer="layout" svg:width="4.064cm" svg:height="3.175cm" svg:x="15.212cm" svg:y="33.09cm">
          <text:p text:style-name="P2"><text:span text:style-name="T1">places</text:span></text:p>
          <text:p text:style-name="P2"><text:span text:style-name="T1">---</text:span></text:p>
          <text:p text:style-name="P2"><text:span text:style-name="T1">line1</text:span></text:p>
          <text:p text:style-name="P2"><text:span text:style-name="T1">line2</text:span></text:p>
          <text:p text:style-name="P2"><text:span text:style-name="T1">is_inaccurat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9.276cm" svg:y1="34.677cm" svg:x2="26.486cm" svg:y2="37.592cm" draw:start-shape="id5" draw:start-glue-point="1" draw:end-shape="id13" draw:end-glue-point="0" svg:d="M19276 34677l7210 2915" svg:viewBox="0 0 7211 2916">
          <text:p/>
        </draw:connector>
        <draw:custom-shape draw:style-name="gr17" draw:text-style-name="P4" xml:id="id14" draw:id="id14" draw:layer="layout" svg:width="4.064cm" svg:height="2.286cm" svg:x="11.384cm" svg:y="8.398cm">
          <text:p text:style-name="P2"><text:span text:style-name="T1">peopl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.182cm" svg:height="1.905cm" svg:x="10.276cm" svg:y="6.62cm">
          <text:p text:style-name="P7"><text:span text:style-name="T2">Photographer,</text:span></text:p>
          <text:p text:style-name="P7"><text:span text:style-name="T2">Author, Su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1.401cm" svg:y1="10.552cm" svg:x2="15.448cm" svg:y2="9.541cm" draw:start-shape="id3" draw:start-glue-point="3" draw:end-shape="id14" draw:end-glue-point="1" svg:d="M21401 10552l-5953-1011" svg:viewBox="0 0 5954 1012">
          <text:p/>
        </draw:connector>
        <draw:custom-shape draw:style-name="gr19" draw:text-style-name="P8" draw:layer="layout" svg:width="3.182cm" svg:height="2.032cm" svg:x="27.409cm" svg:y="36.433cm">
          <text:p text:style-name="P7"><text:span text:style-name="T2">Address, City,</text:span></text:p>
          <text:p text:style-name="P7"><text:span text:style-name="T2">Country, </text:span><text:span text:style-name="T2"><text:line-break/></text:span><text:span text:style-name="T2">Subcontin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1.818cm" svg:y1="34.688cm" svg:x2="19.276cm" svg:y2="34.677cm" draw:start-shape="id15" draw:start-glue-point="3" draw:end-shape="id5" draw:end-glue-point="1" svg:d="M21818 34688l-2542-11" svg:viewBox="0 0 2543 12">
          <text:p/>
        </draw:connector>
        <draw:custom-shape draw:style-name="gr20" draw:text-style-name="P6" xml:id="id16" draw:id="id16" draw:layer="layout" svg:width="4.195cm" svg:height="1.27cm" svg:x="17.995cm" svg:y="38.788cm">
          <text:p text:style-name="P2"><text:span text:style-name="T1">places_to_plac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0.092cm" svg:y1="38.788cm" svg:x2="17.244cm" svg:y2="36.265cm" draw:start-shape="id16" draw:start-glue-point="0" draw:end-shape="id5" draw:end-glue-point="2" svg:d="M20092 38788l-2848-2523" svg:viewBox="0 0 2849 2524">
          <text:p/>
        </draw:connector>
        <draw:connector draw:style-name="gr1" draw:text-style-name="P1" draw:layer="layout" draw:type="line" svg:x1="20.092cm" svg:y1="38.788cm" svg:x2="19.276cm" svg:y2="34.677cm" draw:start-shape="id16" draw:start-glue-point="0" draw:end-shape="id5" draw:end-glue-point="1" svg:d="M20092 38788l-816-4111" svg:viewBox="0 0 817 4112">
          <text:p/>
        </draw:connector>
        <draw:custom-shape draw:style-name="gr21" draw:text-style-name="P4" xml:id="id18" draw:id="id18" draw:layer="layout" svg:width="4.064cm" svg:height="2.905cm" svg:x="8.635cm" svg:y="33.247cm">
          <text:p text:style-name="P2"><text:span text:style-name="T1">coordinates</text:span></text:p>
          <text:p text:style-name="P2"><text:span text:style-name="T1">---</text:span></text:p>
          <text:p text:style-name="P2"><text:span text:style-name="T1">lat</text:span></text:p>
          <text:p text:style-name="P2"><text:span text:style-name="T1">long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xml:id="id17" draw:id="id17" draw:layer="layout" svg:width="5.715cm" svg:height="1.27cm" svg:x="10.864cm" svg:y="38.846cm">
          <text:p text:style-name="P2"><text:span text:style-name="T1">places_to_coordinat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721cm" svg:y1="38.846cm" svg:x2="17.244cm" svg:y2="36.265cm" draw:start-shape="id17" draw:start-glue-point="0" draw:end-shape="id5" draw:end-glue-point="2" svg:d="M13721 38846l3523-2581" svg:viewBox="0 0 3524 2582">
          <text:p/>
        </draw:connector>
        <draw:connector draw:style-name="gr1" draw:text-style-name="P1" draw:layer="layout" draw:type="line" svg:x1="13.721cm" svg:y1="38.846cm" svg:x2="10.667cm" svg:y2="36.152cm" draw:start-shape="id17" draw:start-glue-point="0" draw:end-shape="id18" draw:end-glue-point="2" svg:d="M13721 38846l-3054-2694" svg:viewBox="0 0 3055 2695">
          <text:p/>
        </draw:connector>
        <draw:custom-shape draw:style-name="gr23" draw:text-style-name="P9" xml:id="id19" draw:id="id19" draw:layer="layout" svg:width="3.302cm" svg:height="2.492cm" svg:x="18.602cm" svg:y="23.019cm">
          <text:p text:style-name="P2"><text:span text:style-name="T1">photos</text:span></text:p>
          <text:p text:style-name="P2"><text:span text:style-name="T1">---</text:span></text:p>
          <text:p text:style-name="P2"><text:span text:style-name="T1">condit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20" draw:id="id20" draw:layer="layout" svg:width="3.302cm" svg:height="2.54cm" svg:x="14.066cm" svg:y="23.019cm">
          <text:p text:style-name="P2"><text:span text:style-name="T1">literature</text:span></text:p>
          <text:p text:style-name="P2"><text:span text:style-name="T1">---</text:span></text:p>
          <text:p text:style-name="P2"><text:span text:style-name="T1">webseit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0.253cm" svg:y1="23.019cm" svg:x2="23.687cm" svg:y2="21.32cm" draw:start-shape="id19" draw:start-glue-point="0" draw:end-shape="id1" draw:end-glue-point="2" svg:d="M20253 23019l3434-1699" svg:viewBox="0 0 3435 1700">
          <text:p/>
        </draw:connector>
        <draw:connector draw:style-name="gr1" draw:text-style-name="P1" draw:layer="layout" draw:type="line" svg:x1="15.717cm" svg:y1="23.019cm" svg:x2="23.687cm" svg:y2="21.32cm" draw:start-shape="id20" draw:start-glue-point="0" draw:end-shape="id1" draw:end-glue-point="2" svg:d="M15717 23019l7970-1699" svg:viewBox="0 0 7971 1700">
          <text:p/>
        </draw:connector>
        <draw:custom-shape draw:style-name="gr25" draw:text-style-name="P9" xml:id="id21" draw:id="id21" draw:layer="layout" svg:width="3.302cm" svg:height="3.048cm" svg:x="34.402cm" svg:y="23.019cm">
          <text:p text:style-name="P2"><text:span text:style-name="T1">repositories</text:span></text:p>
          <text:p text:style-name="P2"><text:span text:style-name="T1">---</text:span></text:p>
          <text:p text:style-name="P2"><text:span text:style-name="T1">copyright</text:span></text:p>
          <text:p text:style-name="P2"><text:span text:style-name="T1">legacy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22" draw:id="id22" draw:layer="layout" svg:width="3.302cm" svg:height="2.54cm" svg:x="38.466cm" svg:y="23.019cm">
          <text:p text:style-name="P2"><text:span text:style-name="T1">expositions</text:span></text:p>
          <text:p text:style-name="P2"><text:span text:style-name="T1">---</text:span></text:p>
          <text:p text:style-name="P2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xml:id="id23" draw:id="id23" draw:layer="layout" svg:width="4.826cm" svg:height="1.905cm" svg:x="43.675cm" svg:y="23.4cm">
          <text:p text:style-name="P2"><text:span text:style-name="T1">exposition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6.053cm" svg:y1="23.019cm" svg:x2="32.597cm" svg:y2="21.312cm" draw:start-shape="id21" draw:start-glue-point="0" draw:end-shape="id6" draw:end-glue-point="2" svg:d="M36053 23019l-3456-1707" svg:viewBox="0 0 3457 1708">
          <text:p/>
        </draw:connector>
        <draw:connector draw:style-name="gr1" draw:text-style-name="P1" draw:layer="layout" draw:type="line" svg:x1="40.117cm" svg:y1="23.019cm" svg:x2="32.597cm" svg:y2="21.312cm" draw:start-shape="id22" draw:start-glue-point="0" draw:end-shape="id6" draw:end-glue-point="2" svg:d="M40117 23019l-7520-1707" svg:viewBox="0 0 7521 1708">
          <text:p/>
        </draw:connector>
        <draw:connector draw:style-name="gr1" draw:text-style-name="P1" draw:layer="layout" draw:type="line" svg:x1="41.768cm" svg:y1="24.289cm" svg:x2="43.675cm" svg:y2="24.352cm" draw:start-shape="id22" draw:start-glue-point="1" draw:end-shape="id23" draw:end-glue-point="3" svg:d="M41768 24289l1907 63" svg:viewBox="0 0 1908 64">
          <text:p/>
        </draw:connector>
        <draw:custom-shape draw:style-name="gr27" draw:text-style-name="P10" draw:layer="layout" svg:width="2.667cm" svg:height="0.762cm" svg:x="9.509cm" svg:y="29.702cm">
          <text:p text:style-name="P7"><text:span text:style-name="T3">target_loca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24" draw:id="id24" draw:layer="layout" svg:width="4.064cm" svg:height="2.03cm" svg:x="14.746cm" svg:y="18.282cm">
          <text:p text:style-name="P2"><text:span text:style-name="T1">genr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2.017cm" svg:y1="19.288cm" svg:x2="18.81cm" svg:y2="19.297cm" draw:start-shape="id1" draw:start-glue-point="3" draw:end-shape="id24" draw:end-glue-point="1" svg:d="M22017 19288l-3207 9" svg:viewBox="0 0 3208 10">
          <text:p/>
        </draw:connector>
        <draw:custom-shape draw:style-name="gr29" draw:text-style-name="P4" xml:id="id25" draw:id="id25" draw:layer="layout" svg:width="4.064cm" svg:height="3.591cm" svg:x="11.444cm" svg:y="11.168cm">
          <text:p text:style-name="P2"><text:span text:style-name="T1">working_periods</text:span></text:p>
          <text:p text:style-name="P2"><text:span text:style-name="T1">---</text:span></text:p>
          <text:p text:style-name="P2"><text:span text:style-name="T1">date_start</text:span></text:p>
          <text:p text:style-name="P2"><text:span text:style-name="T1">date_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5.508cm" svg:y1="12.963cm" svg:x2="21.401cm" svg:y2="10.552cm" draw:start-shape="id25" draw:start-glue-point="1" draw:end-shape="id3" draw:end-glue-point="3" svg:d="M15508 12963l5893-2411" svg:viewBox="0 0 5894 2412">
          <text:p/>
        </draw:connector>
        <draw:connector draw:style-name="gr1" draw:text-style-name="P1" draw:layer="layout" svg:x1="13.476cm" svg:y1="14.759cm" svg:x2="15.212cm" svg:y2="34.677cm" draw:start-shape="id25" draw:start-glue-point="2" draw:end-shape="id5" draw:end-glue-point="3" svg:d="M13476 14759v19918h1736" svg:viewBox="0 0 1737 19919">
          <text:p/>
        </draw:connector>
        <draw:connector draw:style-name="gr14" draw:text-style-name="P1" draw:layer="layout" draw:type="curve" draw:line-skew="2.819cm" svg:x1="35.329cm" svg:y1="5.101cm" svg:x2="32.597cm" svg:y2="17.248cm" draw:start-shape="id26" draw:start-glue-point="2" draw:end-shape="id6" draw:end-glue-point="0" svg:d="M35329 5101c0 13339-2732 7266-2732 12147" svg:viewBox="0 0 2733 12148">
          <text:p/>
        </draw:connector>
        <draw:connector draw:style-name="gr14" draw:text-style-name="P1" draw:layer="layout" draw:type="curve" svg:x1="35.329cm" svg:y1="5.101cm" svg:x2="23.433cm" svg:y2="8.52cm" draw:start-shape="id26" draw:start-glue-point="2" draw:end-shape="id3" draw:end-glue-point="0" svg:d="M35329 5101c0 2565-11896 856-11896 3419" svg:viewBox="0 0 11897 3420">
          <text:p/>
        </draw:connector>
        <draw:connector draw:style-name="gr14" draw:text-style-name="P1" draw:layer="layout" draw:type="curve" draw:line-skew="-1.46cm" svg:x1="35.329cm" svg:y1="5.101cm" svg:x2="28.178cm" svg:y2="13.154cm" draw:start-shape="id26" draw:start-glue-point="2" draw:end-shape="id9" draw:end-glue-point="0" svg:d="M35329 5101c0 3850-7151-176-7151 8053" svg:viewBox="0 0 7152 8054">
          <text:p/>
        </draw:connector>
        <draw:connector draw:style-name="gr1" draw:text-style-name="P1" draw:layer="layout" draw:type="curve" draw:line-skew="-2.417cm" svg:x1="20.253cm" svg:y1="25.511cm" svg:x2="10.667cm" svg:y2="33.247cm" draw:start-shape="id19" draw:start-glue-point="2" draw:end-shape="id18" draw:end-glue-point="0" svg:d="M20253 25511c0 2176-9586-1691-9586 7736" svg:viewBox="0 0 9587 7737">
          <text:p/>
        </draw:connector>
        <draw:custom-shape draw:style-name="gr30" draw:text-style-name="P4" xml:id="id27" draw:id="id27" draw:layer="layout" svg:width="4.842cm" svg:height="2.286cm" svg:x="40.243cm" svg:y="3.921cm">
          <text:p text:style-name="P2"><text:span text:style-name="T1">organization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.182cm" svg:height="1.905cm" svg:x="43.303cm" svg:y="2.397cm">
          <text:p text:style-name="P7"><text:span text:style-name="T4">AG, GmbH,</text:span><text:span text:style-name="T4"><text:line-break/></text:span><text:span text:style-name="T4">Verein, </text:span><text:span text:style-name="T2">Eth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28" draw:id="id28" draw:layer="layout" svg:width="5.604cm" svg:height="2.286cm" svg:x="40.243cm" svg:y="7.92cm">
          <text:p text:style-name="P2"><text:span text:style-name="T1">organization_function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.182cm" svg:height="1.905cm" svg:x="43.903cm" svg:y="6.396cm">
          <text:p text:style-name="P7"><text:span text:style-name="T2">Bibliothek, </text:span></text:p>
          <text:p text:style-name="P7"><text:span text:style-name="T2">Dienstleister,</text:span><text:span text:style-name="T2"><text:line-break/></text:span><text:span text:style-name="T2">Wissensch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34.52cm" svg:y1="10.557cm" svg:x2="40.243cm" svg:y2="5.064cm" draw:start-shape="id4" draw:start-glue-point="1" draw:end-shape="id27" draw:end-glue-point="3" svg:d="M34520 10557l5723-5493" svg:viewBox="0 0 5724 5494">
          <text:p/>
        </draw:connector>
        <draw:connector draw:style-name="gr1" draw:text-style-name="P1" draw:layer="layout" draw:type="line" svg:x1="34.52cm" svg:y1="10.557cm" svg:x2="40.243cm" svg:y2="9.063cm" draw:start-shape="id4" draw:start-glue-point="1" draw:end-shape="id28" draw:end-glue-point="3" svg:d="M34520 10557l5723-1494" svg:viewBox="0 0 5724 1495">
          <text:p/>
        </draw:connector>
        <draw:custom-shape draw:style-name="gr26" draw:text-style-name="P4" xml:id="id29" draw:id="id29" draw:layer="layout" svg:width="4.826cm" svg:height="1.905cm" svg:x="6.715cm" svg:y="23.352cm">
          <text:p text:style-name="P2"><text:span text:style-name="T1">literatur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066cm" svg:y1="24.289cm" svg:x2="11.541cm" svg:y2="24.304cm" draw:start-shape="id20" draw:start-glue-point="3" draw:end-shape="id29" draw:end-glue-point="1" svg:d="M14066 24289l-2525 15" svg:viewBox="0 0 2526 16">
          <text:p/>
        </draw:connector>
        <draw:custom-shape draw:style-name="gr18" draw:text-style-name="P8" draw:layer="layout" svg:width="3.182cm" svg:height="1.905cm" svg:x="4.93cm" svg:y="21.574cm">
          <text:p text:style-name="P7"><text:span text:style-name="T2">Primär, Sekundä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xml:id="id30" draw:id="id30" draw:layer="layout" svg:width="6.11cm" svg:height="1.27cm" svg:x="28.499cm" svg:y="1.231cm">
          <text:p text:style-name="P2"><text:span text:style-name="T1">objects_to_organization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31.554cm" svg:y1="2.501cm" svg:x2="32.724cm" svg:y2="8.525cm" draw:start-shape="id30" draw:start-glue-point="2" draw:end-shape="id4" draw:end-glue-point="0" svg:d="M31554 2501c0 4518 1170 1506 1170 6024" svg:viewBox="0 0 1171 6025">
          <text:p/>
        </draw:connector>
        <draw:connector draw:style-name="gr1" draw:text-style-name="P1" draw:layer="layout" draw:type="curve" draw:line-skew="1.106cm" svg:x1="31.554cm" svg:y1="2.501cm" svg:x2="23.687cm" svg:y2="17.256cm" draw:start-shape="id30" draw:start-glue-point="2" draw:end-shape="id1" draw:end-glue-point="0" svg:d="M31554 2501c0 12726-7867 5349-7867 14755" svg:viewBox="0 0 7868 14756">
          <text:p/>
        </draw:connector>
        <draw:connector draw:style-name="gr1" draw:text-style-name="P1" draw:layer="layout" draw:type="curve" draw:line-skew="-0.025cm" svg:x1="31.554cm" svg:y1="2.501cm" svg:x2="28.178cm" svg:y2="13.154cm" draw:start-shape="id30" draw:start-glue-point="2" draw:end-shape="id9" draw:end-glue-point="0" svg:d="M31554 2501c0 7953-3376 2627-3376 10653" svg:viewBox="0 0 3377 10654">
          <text:p/>
        </draw:connector>
        <draw:connector draw:style-name="gr1" draw:text-style-name="P1" draw:layer="layout" draw:type="line" svg:x1="22.463cm" svg:y1="6.199cm" svg:x2="23.433cm" svg:y2="8.52cm" draw:start-shape="id31" draw:start-glue-point="2" draw:end-shape="id3" draw:end-glue-point="0" svg:d="M22463 6199l970 2321" svg:viewBox="0 0 971 2322">
          <text:p/>
        </draw:connector>
        <draw:connector draw:style-name="gr1" draw:text-style-name="P1" draw:layer="layout" draw:type="line" svg:x1="22.463cm" svg:y1="6.199cm" svg:x2="32.724cm" svg:y2="8.525cm" draw:start-shape="id31" draw:start-glue-point="2" draw:end-shape="id4" draw:end-glue-point="0" svg:d="M22463 6199l10261 2326" svg:viewBox="0 0 10262 2327">
          <text:p/>
        </draw:connector>
        <draw:custom-shape draw:style-name="gr33" draw:text-style-name="P4" xml:id="id32" draw:id="id32" draw:layer="layout" svg:width="3.302cm" svg:height="4.318cm" svg:x="10.446cm" svg:y="1.808cm">
          <text:p text:style-name="P2"><text:span text:style-name="T1">translations</text:span></text:p>
          <text:p text:style-name="P2"><text:span text:style-name="T1">---</text:span></text:p>
          <text:p text:style-name="P2"><text:span text:style-name="T1">entity_id</text:span></text:p>
          <text:p text:style-name="P2"><text:span text:style-name="T1">attribute_id</text:span></text:p>
          <text:p text:style-name="P2"><text:span text:style-name="T1">language_id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xml:id="id33" draw:id="id33" draw:layer="layout" svg:width="3.857cm" svg:height="4.826cm" svg:x="5.239cm" svg:y="1.543cm">
          <text:p text:style-name="P2"><text:span text:style-name="T1">attributes</text:span></text:p>
          <text:p text:style-name="P2"><text:span text:style-name="T1">---</text:span></text:p>
          <text:p text:style-name="P2"><text:span text:style-name="T1">table_name</text:span></text:p>
          <text:p text:style-name="P2"><text:span text:style-name="T1">name_de</text:span></text:p>
          <text:p text:style-name="P2"><text:span text:style-name="T1">name_fr</text:span></text:p>
          <text:p text:style-name="P2"><text:span text:style-name="T1">name_it</text:span></text:p>
          <text:p text:style-name="P2"><text:span text:style-name="T1">name_en</text:span></text:p>
          <text:p text:style-name="P2"><text:span text:style-name="T1">name_rm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0.446cm" svg:y1="3.967cm" svg:x2="9.096cm" svg:y2="3.956cm" draw:start-shape="id32" draw:start-glue-point="3" draw:end-shape="id33" draw:end-glue-point="1" svg:d="M10446 3967l-1350-11" svg:viewBox="0 0 1351 12">
          <text:p/>
        </draw:connector>
        <draw:custom-shape draw:style-name="gr35" draw:text-style-name="P4" xml:id="id34" draw:id="id34" draw:layer="layout" svg:width="3.302cm" svg:height="3.002cm" svg:x="15.346cm" svg:y="2.508cm">
          <text:p text:style-name="P2"><text:span text:style-name="T1">languages</text:span></text:p>
          <text:p text:style-name="P2"><text:span text:style-name="T1">---</text:span></text:p>
          <text:p text:style-name="P2"><text:span text:style-name="T1">iso_639-1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748cm" svg:y1="3.967cm" svg:x2="15.346cm" svg:y2="4.009cm" draw:start-shape="id32" draw:start-glue-point="1" draw:end-shape="id34" draw:end-glue-point="3" svg:d="M13748 3967l1598 42" svg:viewBox="0 0 1599 43">
          <text:p/>
        </draw:connector>
        <draw:custom-shape draw:style-name="gr36" draw:text-style-name="P11" draw:layer="layout" svg:width="4.311cm" svg:height="6.033cm" svg:x="2.911cm" svg:y="7.223cm">
          <text:p text:style-name="P2"><text:span text:style-name="T5">Translated attributes:</text:span></text:p>
          <text:p text:style-name="P2"><text:span text:style-name="T5"/></text:p>
          <text:p text:style-name="P2"><text:span text:style-name="T5">=== people ===</text:span></text:p>
          <text:p text:style-name="P2"><text:span text:style-name="T5">work_description</text:span></text:p>
          <text:p text:style-name="P2"><text:span text:style-name="T5">profession</text:span></text:p>
          <text:p text:style-name="P2"><text:span text:style-name="T5">career</text:span></text:p>
          <text:p text:style-name="P2"><text:span text:style-name="T5">surroundings</text:span></text:p>
          <text:p text:style-name="P2"><text:span text:style-name="T5"/></text:p>
          <text:p text:style-name="P2"><text:span text:style-name="T5">=== organization ===</text:span></text:p>
          <text:p text:style-name="P2"><text:span text:style-name="T5">abbreviation</text:span></text:p>
          <text:p text:style-name="P2"><text:span text:style-name="T5">access_to_collection</text:span></text:p>
          <text:p text:style-name="P2"><text:span text:style-name="T5">collection_description</text:span></text:p>
          <text:p text:style-name="P2"><text:span text:style-name="T5">collection_history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4.311cm" svg:height="6.033cm" svg:x="3.038cm" svg:y="14.143cm">
          <text:p text:style-name="P2"><text:span text:style-name="T5">Relations:</text:span></text:p>
          <text:p text:style-name="P2"><text:span text:style-name="T5"/></text:p>
          <text:p text:style-name="P2"><text:span text:style-name="T5">Heimatort</text:span></text:p>
          <text:p text:style-name="P2"><text:span text:style-name="T5">Geburtsort</text:span></text:p>
          <text:p text:style-name="P2"><text:span text:style-name="T5">Todesort</text:span></text:p>
          <text:p text:style-name="P2"><text:span text:style-name="T5"/></text:p>
          <text:p text:style-name="P2"><text:span text:style-name="T5">Verlag von</text:span></text:p>
          <text:p text:style-name="P2"><text:span text:style-name="T5">Author von</text:span></text:p>
          <text:p text:style-name="P2"><text:span text:style-name="T5">Fotograf v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1.401cm" svg:y1="10.552cm" svg:x2="16.997cm" svg:y2="5.51cm" draw:start-shape="id3" draw:start-glue-point="3" draw:end-shape="id34" draw:end-glue-point="2" svg:d="M21401 10552l-4404-5042" svg:viewBox="0 0 4405 5043">
          <text:p/>
        </draw:connector>
        <draw:custom-shape draw:style-name="gr7" draw:text-style-name="P6" xml:id="id7" draw:id="id7" draw:layer="layout" svg:width="4.572cm" svg:height="1.27cm" svg:x="16.494cm" svg:y="15.254cm">
          <text:p text:style-name="P2"><text:span text:style-name="T1">people_to_plac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1.066cm" svg:y1="15.889cm" svg:x2="23.433cm" svg:y2="12.584cm" draw:start-shape="id7" draw:start-glue-point="1" draw:end-shape="id3" draw:end-glue-point="2" svg:d="M21066 15889l2367-3305" svg:viewBox="0 0 2368 3306">
          <text:p/>
        </draw:connector>
        <draw:connector draw:style-name="gr1" draw:text-style-name="P1" draw:layer="layout" draw:type="line" svg:x1="21.066cm" svg:y1="15.889cm" svg:x2="25.765cm" svg:y2="14.924cm" draw:start-shape="id7" draw:start-glue-point="1" draw:end-shape="id9" draw:end-glue-point="3" svg:d="M21066 15889l4699-965" svg:viewBox="0 0 4700 966">
          <text:p/>
        </draw:connector>
        <draw:connector draw:style-name="gr1" draw:text-style-name="P1" draw:layer="layout" draw:type="line" svg:x1="24.04cm" svg:y1="34.053cm" svg:x2="23.687cm" svg:y2="21.32cm" draw:start-shape="id15" draw:start-glue-point="0" draw:end-shape="id1" draw:end-glue-point="2" svg:d="M24040 34053l-353-12733" svg:viewBox="0 0 354 12734">
          <text:p/>
        </draw:connector>
        <draw:custom-shape draw:style-name="gr37" draw:text-style-name="P13" xml:id="id2" draw:id="id2" draw:layer="layout" svg:width="4.394cm" svg:height="3.418cm" svg:x="38.211cm" svg:y="17.648cm">
          <text:p text:style-name="P12"><text:span text:style-name="T6">Documentation</text:span></text:p>
          <text:p text:style-name="P12"><text:span text:style-name="T6">---</text:span></text:p>
          <text:p text:style-name="P5"><text:span text:style-name="T7">created</text:span></text:p>
          <text:p text:style-name="P5"><text:span text:style-name="T7">edited</text:span></text:p>
          <text:p text:style-name="P5"><text:span text:style-name="T7">deleted</text:span></text:p>
          <text:p text:style-name="P5"><text:span text:style-name="T7">is_public</text:span></text:p>
          <text:p text:style-name="P5"><text:span text:style-name="T7">log</text:span></text:p>
          <text:p text:style-name="P12"><text:span text:style-name="T7">visits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xml:id="id35" draw:id="id35" draw:layer="layout" svg:width="5.779cm" svg:height="2.413cm" svg:x="45.513cm" svg:y="15.986cm">
          <text:p text:style-name="P2"><text:span text:style-name="T1">Documentation_People</text:span></text:p>
          <text:p text:style-name="P2"><text:span text:style-name="T1">---</text:span></text:p>
          <text:p text:style-name="P5"><text:span text:style-name="T7">bestaende_user</text:span></text:p>
          <text:p text:style-name="P5"><text:span text:style-name="T7">bestaende_date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xml:id="id36" draw:id="id36" draw:layer="layout" svg:width="5.779cm" svg:height="2.721cm" svg:x="45.513cm" svg:y="19.615cm">
          <text:p text:style-name="P2"><text:span text:style-name="T1">Documentation_Org[..]</text:span></text:p>
          <text:p text:style-name="P2"><text:span text:style-name="T1">---</text:span></text:p>
          <text:p text:style-name="P5"><text:span text:style-name="T7">stammdaten_x</text:span></text:p>
          <text:p text:style-name="P5"><text:span text:style-name="T7">ausstellung_x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5.513cm" svg:y1="17.192cm" svg:x2="42.605cm" svg:y2="19.357cm" draw:start-shape="id35" draw:start-glue-point="3" draw:end-shape="id2" draw:end-glue-point="1" svg:d="M45513 17192l-2908 2165" svg:viewBox="0 0 2909 2166">
          <text:p/>
        </draw:connector>
        <draw:connector draw:style-name="gr1" draw:text-style-name="P1" draw:layer="layout" draw:type="line" svg:x1="45.513cm" svg:y1="20.975cm" svg:x2="42.605cm" svg:y2="19.357cm" draw:start-shape="id36" draw:start-glue-point="3" draw:end-shape="id2" draw:end-glue-point="1" svg:d="M45513 20975l-2908-1618" svg:viewBox="0 0 2909 1619">
          <text:p/>
        </draw:connector>
        <draw:connector draw:style-name="gr1" draw:text-style-name="P1" draw:layer="layout" draw:type="line" svg:x1="34.266cm" svg:y1="19.28cm" svg:x2="38.211cm" svg:y2="19.357cm" draw:start-shape="id6" draw:start-glue-point="1" draw:end-shape="id2" draw:end-glue-point="3" svg:d="M34266 19280l3945 77" svg:viewBox="0 0 3946 78">
          <text:p/>
        </draw:connector>
        <draw:connector draw:style-name="gr1" draw:text-style-name="P1" draw:layer="layout" draw:type="line" svg:x1="32.724cm" svg:y1="12.589cm" svg:x2="38.211cm" svg:y2="19.357cm" draw:start-shape="id4" draw:start-glue-point="2" draw:end-shape="id2" draw:end-glue-point="3" svg:d="M32724 12589l5487 6768" svg:viewBox="0 0 5488 6769">
          <text:p/>
        </draw:connector>
        <draw:custom-shape draw:style-name="gr40" draw:text-style-name="P14" xml:id="id39" draw:id="id39" draw:layer="layout" svg:width="4.953cm" svg:height="2.286cm" svg:x="50.149cm" svg:y="3.413cm">
          <text:p text:style-name="P5"><text:span text:style-name="T6">tasks</text:span></text:p>
          <text:p text:style-name="P5"><text:span text:style-name="T6">---</text:span></text:p>
          <text:p text:style-name="P5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3.944cm" svg:height="2.794cm" svg:x="52.435cm" svg:y="1.889cm">
          <text:p text:style-name="P7"><text:span text:style-name="T2">Kontaktieren,</text:span></text:p>
          <text:p text:style-name="P7"><text:span text:style-name="T2">Versand, Überprüfen,</text:span></text:p>
          <text:p text:style-name="P7"><text:span text:style-name="T2">Publizieren, Hat ok von </text:span></text:p>
          <text:p text:style-name="P5"><text:span text:style-name="T4">Institution, veröffentlic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4" xml:id="id38" draw:id="id38" draw:layer="layout" svg:width="4.953cm" svg:height="2.413cm" svg:x="50.149cm" svg:y="9.89cm">
          <text:p text:style-name="P5"><text:span text:style-name="T6">processes</text:span></text:p>
          <text:p text:style-name="P5"><text:span text:style-name="T6">---</text:span></text:p>
          <text:p text:style-name="P5"><text:span text:style-name="T6">last_edited</text:span></text:p>
          <draw:enhanced-geometry svg:viewBox="0 0 21600 21600" draw:type="rectangle" draw:enhanced-path="M 0 0 L 21600 0 21600 21600 0 21600 0 0 Z N"/>
        </draw:custom-shape>
        <draw:custom-shape draw:style-name="gr43" draw:text-style-name="P6" xml:id="id37" draw:id="id37" draw:layer="layout" svg:width="4.831cm" svg:height="2.07cm" svg:x="50.179cm" svg:y="6.804cm">
          <text:p text:style-name="P2"><text:span text:style-name="T1">processes_to_tasks</text:span></text:p>
          <text:p text:style-name="P2"><text:span text:style-name="T1">---</text:span></text:p>
          <text:p text:style-name="P2"><text:span text:style-name="T1">is_don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2.594cm" svg:y1="8.874cm" svg:x2="52.625cm" svg:y2="9.89cm" draw:start-shape="id37" draw:start-glue-point="2" draw:end-shape="id38" draw:end-glue-point="0" svg:d="M52594 8874l31 1016" svg:viewBox="0 0 32 1017">
          <text:p/>
        </draw:connector>
        <draw:connector draw:style-name="gr1" draw:text-style-name="P1" draw:layer="layout" draw:type="line" svg:x1="52.594cm" svg:y1="6.804cm" svg:x2="52.625cm" svg:y2="5.699cm" draw:start-shape="id37" draw:start-glue-point="0" draw:end-shape="id39" draw:end-glue-point="2" svg:d="M52594 6804l31-1105" svg:viewBox="0 0 32 1106">
          <text:p/>
        </draw:connector>
        <draw:connector draw:style-name="gr1" draw:text-style-name="P1" draw:layer="layout" draw:type="line" svg:x1="50.149cm" svg:y1="11.096cm" svg:x2="34.52cm" svg:y2="10.557cm" draw:start-shape="id38" draw:start-glue-point="3" draw:end-shape="id4" draw:end-glue-point="1" svg:d="M50149 11096l-15629-539" svg:viewBox="0 0 15630 540">
          <text:p/>
        </draw:connector>
        <draw:custom-shape draw:style-name="gr44" draw:text-style-name="P15" xml:id="id41" draw:id="id41" draw:layer="layout" svg:width="4.064cm" svg:height="2.413cm" svg:x="52.562cm" svg:y="34.909cm">
          <text:p text:style-name="P12"><text:span text:style-name="T6">projects</text:span></text:p>
          <text:p text:style-name="P12"><text:span text:style-name="T6">---</text:span></text:p>
          <text:p text:style-name="P12"><text:span text:style-name="T6">descrip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40" draw:id="id40" draw:layer="layout" svg:width="5.461cm" svg:height="1.27cm" svg:x="51.8cm" svg:y="38.465cm">
          <text:p text:style-name="P2"><text:span text:style-name="T1">projects_to_x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4.53cm" svg:y1="38.465cm" svg:x2="54.594cm" svg:y2="37.322cm" draw:start-shape="id40" draw:start-glue-point="0" draw:end-shape="id41" draw:end-glue-point="2" svg:d="M54530 38465l64-1143" svg:viewBox="0 0 65 1144">
          <text:p/>
        </draw:connector>
        <draw:custom-shape draw:style-name="gr45" draw:text-style-name="P13" xml:id="id43" draw:id="id43" draw:layer="layout" svg:width="4.445cm" svg:height="3.183cm" svg:x="39.862cm" svg:y="28.94cm">
          <text:p text:style-name="P12"><text:span text:style-name="T6">users</text:span></text:p>
          <text:p text:style-name="P12"><text:span text:style-name="T6">---</text:span></text:p>
          <text:p text:style-name="P12"><text:span text:style-name="T6">person_id</text:span></text:p>
          <text:p text:style-name="P12"><text:span text:style-name="T6">username</text:span></text:p>
          <text:p text:style-name="P12"><text:span text:style-name="T6">password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xml:id="id48" draw:id="id48" draw:layer="layout" svg:width="3.956cm" svg:height="3.553cm" svg:x="32.189cm" svg:y="28.905cm">
          <text:p text:style-name="P12"><text:span text:style-name="T6">collections_acl</text:span></text:p>
          <text:p text:style-name="P12"><text:span text:style-name="T6">---</text:span></text:p>
          <text:p text:style-name="P12"><text:span text:style-name="T6">user_id</text:span></text:p>
          <text:p text:style-name="P12"><text:span text:style-name="T6">group_id</text:span></text:p>
          <text:p text:style-name="P12"><text:span text:style-name="T6">collection_id</text:span></text:p>
          <text:p text:style-name="P12"><text:span text:style-name="T6">access_level</text:span></text:p>
          <draw:enhanced-geometry svg:viewBox="0 0 21600 21600" draw:type="rectangle" draw:enhanced-path="M 0 0 L 21600 0 21600 21600 0 21600 0 0 Z N"/>
        </draw:custom-shape>
        <draw:custom-shape draw:style-name="gr47" draw:text-style-name="P13" xml:id="id44" draw:id="id44" draw:layer="layout" svg:width="4.064cm" svg:height="2.413cm" svg:x="39.872cm" svg:y="33.464cm">
          <text:p text:style-name="P12"><text:span text:style-name="T6">groups</text:span></text:p>
          <text:p text:style-name="P12"><text:span text:style-name="T6">---</text:span></text:p>
          <draw:enhanced-geometry svg:viewBox="0 0 21600 21600" draw:type="rectangle" draw:enhanced-path="M 0 0 L 21600 0 21600 21600 0 21600 0 0 Z N"/>
        </draw:custom-shape>
        <draw:custom-shape draw:style-name="gr48" draw:text-style-name="P6" xml:id="id42" draw:id="id42" draw:layer="layout" svg:width="5.498cm" svg:height="1.27cm" svg:x="45.101cm" svg:y="32.115cm">
          <text:p text:style-name="P2"><text:span text:style-name="T1">users_to_group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7.85cm" svg:y1="32.115cm" svg:x2="44.307cm" svg:y2="30.531cm" draw:start-shape="id42" draw:start-glue-point="0" draw:end-shape="id43" draw:end-glue-point="1" svg:d="M47850 32115l-3543-1584" svg:viewBox="0 0 3544 1585">
          <text:p/>
        </draw:connector>
        <draw:connector draw:style-name="gr1" draw:text-style-name="P1" draw:layer="layout" draw:type="line" svg:x1="47.85cm" svg:y1="33.385cm" svg:x2="43.936cm" svg:y2="34.67cm" draw:start-shape="id42" draw:start-glue-point="2" draw:end-shape="id44" draw:end-glue-point="1" svg:d="M47850 33385l-3914 1285" svg:viewBox="0 0 3915 1286">
          <text:p/>
        </draw:connector>
        <draw:custom-shape draw:style-name="gr26" draw:text-style-name="P4" xml:id="id49" draw:id="id49" draw:layer="layout" svg:width="4.826cm" svg:height="1.905cm" svg:x="39.983cm" svg:y="36.381cm">
          <text:p text:style-name="P2"><text:span text:style-name="T1">access_level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3.723cm" svg:height="1.558cm" svg:x="42.517cm" svg:y="37.694cm">
          <text:p text:style-name="P7"><text:span text:style-name="T2">propose_changes,</text:span></text:p>
          <text:p text:style-name="P7"><text:span text:style-name="T2">write_fu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5" xml:id="id47" draw:id="id47" draw:layer="layout" svg:width="3.956cm" svg:height="3.553cm" svg:x="32.189cm" svg:y="32.905cm">
          <text:p text:style-name="P12"><text:span text:style-name="T6">people_acl</text:span></text:p>
          <text:p text:style-name="P12"><text:span text:style-name="T6">---</text:span></text:p>
          <text:p text:style-name="P12"><text:span text:style-name="T6">user_id</text:span></text:p>
          <text:p text:style-name="P12"><text:span text:style-name="T6">group_id</text:span></text:p>
          <text:p text:style-name="P12"><text:span text:style-name="T6">people_id</text:span></text:p>
          <text:p text:style-name="P12"><text:span text:style-name="T6">access_level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xml:id="id45" draw:id="id45" draw:layer="layout" svg:width="3.956cm" svg:height="3.553cm" svg:x="32.189cm" svg:y="36.905cm">
          <text:p text:style-name="P12"><text:span text:style-name="T6">organization_acl</text:span></text:p>
          <text:p text:style-name="P12"><text:span text:style-name="T6">---</text:span></text:p>
          <text:p text:style-name="P12"><text:span text:style-name="T6">user_id</text:span></text:p>
          <text:p text:style-name="P12"><text:span text:style-name="T6">group_id</text:span></text:p>
          <text:p text:style-name="P12"><text:span text:style-name="T6">people_id</text:span></text:p>
          <text:p text:style-name="P12"><text:span text:style-name="T6">access_level</text:span></text:p>
          <draw:enhanced-geometry svg:viewBox="0 0 21600 21600" draw:type="rectangle" draw:enhanced-path="M 0 0 L 21600 0 21600 21600 0 21600 0 0 Z N"/>
        </draw:custom-shape>
        <draw:connector draw:style-name="gr50" draw:text-style-name="P1" draw:layer="layout" draw:type="line" svg:x1="36.145cm" svg:y1="38.681cm" svg:x2="38.77cm" svg:y2="34.653cm" draw:start-shape="id45" draw:start-glue-point="1" draw:end-shape="id46" draw:end-glue-point="2" svg:d="M36145 38681l2625-4028" svg:viewBox="0 0 2626 4029">
          <text:p/>
        </draw:connector>
        <draw:connector draw:style-name="gr50" draw:text-style-name="P1" draw:layer="layout" draw:type="line" svg:x1="36.145cm" svg:y1="34.681cm" svg:x2="38.77cm" svg:y2="34.653cm" draw:start-shape="id47" draw:start-glue-point="1" draw:end-shape="id46" draw:end-glue-point="2" svg:d="M36145 34681l2625-28" svg:viewBox="0 0 2626 29">
          <text:p/>
        </draw:connector>
        <draw:connector draw:style-name="gr50" draw:text-style-name="P1" draw:layer="layout" draw:type="line" svg:x1="36.145cm" svg:y1="30.681cm" svg:x2="38.77cm" svg:y2="34.653cm" draw:start-shape="id48" draw:start-glue-point="1" draw:end-shape="id46" draw:end-glue-point="2" svg:d="M36145 30681l2625 3972" svg:viewBox="0 0 2626 3973">
          <text:p/>
        </draw:connector>
        <draw:connector draw:style-name="gr1" draw:text-style-name="P1" draw:layer="layout" draw:type="line" svg:x1="38.77cm" svg:y1="34.653cm" svg:x2="39.862cm" svg:y2="30.531cm" draw:end-shape="id43" draw:end-glue-point="3" svg:d="M38770 34653l1092-4122" svg:viewBox="0 0 1093 4123">
          <text:p/>
        </draw:connector>
        <draw:connector draw:style-name="gr1" draw:text-style-name="P1" draw:layer="layout" draw:type="line" svg:x1="38.77cm" svg:y1="34.653cm" svg:x2="39.872cm" svg:y2="34.67cm" draw:end-shape="id44" draw:end-glue-point="3" svg:d="M38770 34653l1102 17" svg:viewBox="0 0 1103 18">
          <text:p/>
        </draw:connector>
        <draw:connector draw:style-name="gr1" draw:text-style-name="P1" xml:id="id46" draw:id="id46" draw:layer="layout" draw:type="line" svg:x1="38.77cm" svg:y1="34.653cm" svg:x2="39.983cm" svg:y2="37.333cm" draw:end-shape="id49" draw:end-glue-point="3" svg:d="M38770 34653l1213 2680" svg:viewBox="0 0 1214 2681">
          <text:p/>
        </draw:connector>
        <draw:connector draw:style-name="gr1" draw:text-style-name="P1" draw:layer="layout" draw:type="line" svg:x1="34.167cm" svg:y1="28.905cm" svg:x2="32.597cm" svg:y2="21.312cm" draw:start-shape="id48" draw:start-glue-point="0" draw:end-shape="id6" draw:end-glue-point="2" svg:d="M34167 28905l-1570-7593" svg:viewBox="0 0 1571 7594">
          <text:p/>
        </draw:connector>
        <draw:custom-shape draw:style-name="gr51" draw:text-style-name="P4" xml:id="id50" draw:id="id50" draw:layer="layout" svg:width="3.397cm" svg:height="4.445cm" svg:x="42.307cm" svg:y="11.287cm">
          <text:p text:style-name="P2"><text:span text:style-name="T1">contacts</text:span></text:p>
          <text:p text:style-name="P2"><text:span text:style-name="T1">---</text:span></text:p>
          <text:p text:style-name="P2"><text:span text:style-name="T1">name</text:span></text:p>
          <text:p text:style-name="P2"><text:span text:style-name="T1">email</text:span></text:p>
          <text:p text:style-name="P2"><text:span text:style-name="T1">tel</text:span></text:p>
          <text:p text:style-name="P2"><text:span text:style-name="T1">fax</text:span></text:p>
          <text:p text:style-name="P2"><text:span text:style-name="T1">not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2.307cm" svg:y1="13.509cm" svg:x2="34.52cm" svg:y2="10.557cm" draw:start-shape="id50" draw:start-glue-point="3" draw:end-shape="id4" draw:end-glue-point="1" svg:d="M42307 13509l-7787-2952" svg:viewBox="0 0 7788 2953">
          <text:p/>
        </draw:connector>
        <draw:connector draw:style-name="gr1" draw:text-style-name="P1" draw:layer="layout" draw:type="line" svg:x1="44.005cm" svg:y1="15.732cm" svg:x2="42.084cm" svg:y2="28.94cm" draw:start-shape="id50" draw:start-glue-point="2" draw:end-shape="id43" draw:end-glue-point="0" svg:d="M44005 15732l-1921 13208" svg:viewBox="0 0 1922 132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5:51:33.004738770</meta:creation-date>
    <dc:date>2019-04-04T16:30:46.991929817</dc:date>
    <meta:editing-duration>PT6H37M13S</meta:editing-duration>
    <meta:editing-cycles>79</meta:editing-cycles>
    <meta:generator>LibreOffice/6.2.2.2$Linux_X86_64 LibreOffice_project/5daaa0e719eb4f073b63de04e0910785ad81fe7a</meta:generator>
    <meta:document-statistic meta:object-count="128"/>
  </office:meta>
</office:document-meta>
</file>